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89.87mm"/>
    </style:style>
    <style:style style:name="co7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Liberation Sans1" fo:font-size="10.5pt" style:font-size-asian="10.5pt" style:font-size-complex="10.5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1" fo:font-size="10.5pt" style:font-size-asian="10.5pt" style:font-size-complex="10.5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ext-properties style:font-name="Liberation Sans1" fo:font-size="10.5pt" style:font-size-asian="10.5pt" style:font-size-complex="10.5pt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none" fo:border-top="none"/>
    </style:style>
    <style:style style:name="ce38" style:family="table-cell" style:parent-style-name="Default">
      <style:table-cell-properties fo:border-bottom="non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fo:border-left="none" fo:border-right="none" fo:border-top="none"/>
      <style:text-properties style:font-name="Liberation Sans1" fo:font-size="10.5pt" style:font-size-asian="10.5pt" style:font-size-complex="10.5pt"/>
    </style:style>
    <style:style style:name="ce48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0.74pt solid #000000" fo:border-top="none"/>
    </style:style>
    <style:style style:name="ce56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1" fo:font-size="10.5pt" style:font-size-asian="10.5pt" style:font-size-complex="10.5pt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ext-properties style:font-name="Liberation Sans1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22"/>
        <table:table-column table:style-name="co3" table:default-cell-style-name="ce12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BOM BoxSet V.2 mobile UniProKit UPKlib V2.06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5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10"/>
          <table:table-cell table:style-name="ce14" office:value-type="string" calcext:value-type="string">
            <text:p>UPK-PartNo.</text:p>
          </table:table-cell>
          <table:table-cell table:style-name="ce16" office:value-type="string" calcext:value-type="string">
            <text:p>Quantity</text:p>
          </table:table-cell>
          <table:table-cell table:style-name="ce10"/>
          <table:table-cell table:style-name="ce14" office:value-type="string" calcext:value-type="string">
            <text:p>Description</text:p>
          </table:table-cell>
          <table:table-cell table:style-name="ce20" office:value-type="string" calcext:value-type="string">
            <text:p>Suppli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/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>
            <text:p>Frame:</text:p>
          </table:table-cell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Tslot32 </text:p>
          </table:table-cell>
          <table:table-cell/>
          <table:table-cell office:value-type="float" office:value="17092207" calcext:value-type="float">
            <text:p>1709220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pright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32con </text:p>
          </table:table-cell>
          <table:table-cell/>
          <table:table-cell office:value-type="float" office:value="17092218" calcext:value-type="float">
            <text:p>170922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de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16 </text:p>
          </table:table-cell>
          <table:table-cell/>
          <table:table-cell office:value-type="float" office:value="17092205" calcext:value-type="float">
            <text:p>17092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ss-link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Slot direct-corner-connection DIN 7984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Right-Angle-Connector, ISO7380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16 </text:p>
          </table:table-cell>
          <table:table-cell/>
          <table:table-cell office:value-type="float" office:value="17092305" calcext:value-type="float">
            <text:p>170923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rew f. connect Mountplates, ISO7380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utplate for Right-Angle-Connector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Aconnector </text:p>
          </table:table-cell>
          <table:table-cell/>
          <table:table-cell office:value-type="float" office:value="17092313" calcext:value-type="float">
            <text:p>1709231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ght-Angle-Connector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_plate </text:p>
          </table:table-cell>
          <table:table-cell/>
          <table:table-cell office:value-type="float" office:value="17092502" calcext:value-type="float">
            <text:p>170925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ner Front- and Mount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ttom_plate </text:p>
          </table:table-cell>
          <table:table-cell/>
          <table:table-cell office:value-type="float" office:value="17092501" calcext:value-type="float">
            <text:p>1709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ner Bottom-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gle4 </text:p>
          </table:table-cell>
          <table:table-cell/>
          <table:table-cell office:value-type="float" office:value="17092224" calcext:value-type="float">
            <text:p>17092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ect Mount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3.5x16 woodscrew </text:p>
          </table:table-cell>
          <table:table-cell/>
          <table:table-cell office:value-type="float" office:value="18081701" calcext:value-type="float">
            <text:p>180817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connect Mountplates DIN 7997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ndle </text:p>
          </table:table-cell>
          <table:table-cell/>
          <table:table-cell office:value-type="float" office:value="17122301" calcext:value-type="float">
            <text:p>171223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ndl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 table:number-rows-repeated="2">
          <table:table-cell table:style-name="ce6"/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3">
          <table:table-cell table:style-name="ce7" office:value-type="string" calcext:value-type="string">
            <text:p>Cover: </text:p>
          </table:table-cell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4">
          <table:table-cell office:value-type="string" calcext:value-type="string">
            <text:p>M6x8 </text:p>
          </table:table-cell>
          <table:table-cell/>
          <table:table-cell office:value-type="float" office:value="17092303" calcext:value-type="float">
            <text:p>1709230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rew f. CoverPlates ISO7380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Handles plus 12mm Plate DIN7984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opBottom-Cover ISO7380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utplate for Cover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opBottomNG2b</text:p>
          </table:table-cell>
          <table:table-cell/>
          <table:table-cell office:value-type="float" office:value="18011601" calcext:value-type="float">
            <text:p>180116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p,Bottom Film Faced Phenolic Plywood 12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backNG2b</text:p>
          </table:table-cell>
          <table:table-cell/>
          <table:table-cell office:value-type="float" office:value="18011602" calcext:value-type="float">
            <text:p>18011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nt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backNG2c_ifmount</text:p>
          </table:table-cell>
          <table:table-cell/>
          <table:table-cell office:value-type="float" office:value="18011603" calcext:value-type="float">
            <text:p>18011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ck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deCoverNG2_transp</text:p>
          </table:table-cell>
          <table:table-cell/>
          <table:table-cell office:value-type="float" office:value="18011604" calcext:value-type="float">
            <text:p>18011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de Cover Acryl-glas 6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deCoverNG2</text:p>
          </table:table-cell>
          <table:table-cell/>
          <table:table-cell office:value-type="float" office:value="18081702" calcext:value-type="float">
            <text:p>18081702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Side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fmountNG1c </text:p>
          </table:table-cell>
          <table:table-cell/>
          <table:table-cell office:value-type="float" office:value="18050303" calcext:value-type="float">
            <text:p>18050303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Interface mountplat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>
          <table:table-cell table:style-name="ce8"/>
          <table:table-cell table:style-name="ce13" table:number-columns-repeated="5"/>
          <table:table-cell table:style-name="ce24"/>
          <table:table-cell table:style-name="ce26"/>
          <table:table-cell table:number-columns-repeated="2"/>
        </table:table-row>
        <table:table-row table:style-name="ro1" table:number-rows-repeated="3"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URL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/>
          <table:table-cell table:style-name="ce10" table:number-columns-repeated="4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Std.-Part</text:p>
          </table:table-cell>
          <table:table-cell table:style-name="ce10" office:value-type="string" calcext:value-type="string">
            <text:p>SP</text:p>
          </table:table-cell>
          <table:table-cell table:style-name="ce10" office:value-type="string" calcext:value-type="string">
            <text:p>Standard-Part, widely available from several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Makers-Lab</text:p>
          </table:table-cell>
          <table:table-cell table:style-name="ce10" office:value-type="string" calcext:value-type="string">
            <text:p>ML</text:p>
          </table:table-cell>
          <table:table-cell table:style-name="ce10" office:value-type="string" calcext:value-type="string">
            <text:p>http:makers-lab.de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3d-Printable</text:p>
          </table:table-cell>
          <table:table-cell table:style-name="ce10" office:value-type="string" calcext:value-type="string">
            <text:p>3DP</text:p>
          </table:table-cell>
          <table:table-cell table:style-name="ce10" office:value-type="string" calcext:value-type="string">
            <text:p>3d-printable part, see project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7">00.00.0000</text:date>, <text:time style:data-style-name="N2" text:time-value="19:20:21.064240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29T21:59:22.340026145</meta:creation-date>
    <meta:generator>LibreOffice/5.2.7.2$Linux_X86_64 LibreOffice_project/20m0$Build-2</meta:generator>
    <dc:date>2021-11-27T19:17:37.119818843</dc:date>
    <dc:creator>os </dc:creator>
    <meta:editing-duration>PT2H40M54S</meta:editing-duration>
    <meta:editing-cycles>19</meta:editing-cycles>
    <meta:document-statistic meta:table-count="1" meta:cell-count="135" meta:object-count="0"/>
  </office:meta>
</office:document-meta>
</file>